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>
      <style:text-properties fo:font-style="italic" style:font-style-asian="italic" style:font-style-complex="italic"/>
    </style:style>
    <style:style style:name="T6_16" style:family="text">
      <style:text-properties fo:font-style="italic" style:font-style-asian="italic" style:font-style-complex="italic"/>
    </style:style>
    <style:style style:name="T6_17" style:family="text">
      <style:text-properties fo:font-style="italic" style:font-style-asian="italic" style:font-style-complex="italic"/>
    </style:style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>
      <style:text-properties fo:font-style="italic" style:font-style-asian="italic" style:font-style-complex="italic"/>
    </style:style>
    <style:style style:name="T7_16" style:family="text">
      <style:text-properties fo:font-style="italic" style:font-style-asian="italic" style:font-style-complex="italic"/>
    </style:style>
    <style:style style:name="T7_17" style:family="text">
      <style:text-properties fo:font-style="italic" style:font-style-asian="italic" style:font-style-complex="italic"/>
    </style:style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P11" style:family="paragraph" style:parent-style-name="Standard">
      <style:paragraph-properties fo:break-before="auto" fo:text-indent="1.27cm" fo:line-height="115%" fo:margin-left="1.27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P12" style:family="paragraph" style:parent-style-name="Standard">
      <style:paragraph-properties fo:break-before="auto" fo:text-indent="0cm" fo:line-height="115%" fo:margin-left="2.54cm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text-indent="0cm" fo:line-height="115%" fo:margin-left="2.54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P47" style:family="paragraph" style:parent-style-name="Standard">
      <style:paragraph-properties fo:break-before="auto" fo:text-indent="0cm" fo:line-height="115%" fo:margin-left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P48" style:family="paragraph" style:parent-style-name="Standard">
      <style:paragraph-properties fo:break-before="auto" fo:text-indent="0cm" fo:line-height="115%" fo:margin-lef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fo:text-indent="0cm" fo:line-height="115%" fo:margin-lef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P50" style:family="paragraph" style:parent-style-name="Standard">
      <style:paragraph-properties fo:break-before="auto" fo:text-indent="0cm" fo:line-height="115%" fo:margin-left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P51" style:family="paragraph" style:parent-style-name="Standard">
      <style:paragraph-properties fo:break-before="auto" fo:text-indent="0cm" fo:line-height="115%" fo:margin-left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P52" style:family="paragraph" style:parent-style-name="Standard">
      <style:paragraph-properties fo:break-before="auto" fo:text-indent="0cm" fo:line-height="115%" fo:margin-lef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P53" style:family="paragraph" style:parent-style-name="Standard">
      <style:paragraph-properties fo:break-before="auto" fo:text-indent="0cm" fo:line-height="115%" fo:margin-lef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T53_111" style:family="text"/>
    <style:style style:name="T53_112" style:family="text"/>
    <style:style style:name="T53_113" style:family="text"/>
    <style:style style:name="T53_114" style:family="text"/>
    <style:style style:name="T53_115" style:family="text"/>
    <style:style style:name="T53_116" style:family="text"/>
    <style:style style:name="T53_117" style:family="text"/>
    <style:style style:name="T53_118" style:family="text"/>
    <style:style style:name="T53_119" style:family="text"/>
    <style:style style:name="T53_120" style:family="text"/>
    <style:style style:name="T53_121" style:family="text"/>
    <style:style style:name="T53_122" style:family="text"/>
    <style:style style:name="T53_123" style:family="text"/>
    <style:style style:name="T53_124" style:family="text"/>
    <style:style style:name="T53_125" style:family="text"/>
    <style:style style:name="T53_126" style:family="text"/>
    <style:style style:name="T53_127" style:family="text"/>
    <style:style style:name="T53_128" style:family="text"/>
    <style:style style:name="T53_129" style:family="text"/>
    <style:style style:name="T53_130" style:family="text"/>
    <style:style style:name="T53_131" style:family="text"/>
    <style:style style:name="T53_132" style:family="text"/>
    <style:style style:name="T53_133" style:family="text"/>
    <style:style style:name="T53_134" style:family="text"/>
    <style:style style:name="T53_135" style:family="text"/>
    <style:style style:name="T53_136" style:family="text"/>
    <style:style style:name="T53_137" style:family="text"/>
    <style:style style:name="T53_138" style:family="text"/>
    <style:style style:name="T53_139" style:family="text"/>
    <style:style style:name="T53_140" style:family="text"/>
    <style:style style:name="T53_141" style:family="text"/>
    <style:style style:name="T53_142" style:family="text"/>
    <style:style style:name="T53_143" style:family="text"/>
    <style:style style:name="T53_144" style:family="text"/>
    <style:style style:name="T53_145" style:family="text"/>
    <style:style style:name="T53_146" style:family="text"/>
    <style:style style:name="T53_147" style:family="text"/>
    <style:style style:name="T53_148" style:family="text"/>
    <style:style style:name="T53_149" style:family="text"/>
    <style:style style:name="T53_150" style:family="text"/>
    <style:style style:name="T53_151" style:family="text"/>
    <style:style style:name="T53_152" style:family="text"/>
    <style:style style:name="T53_153" style:family="text"/>
    <style:style style:name="T53_154" style:family="text"/>
    <style:style style:name="T53_155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P55" style:family="paragraph" style:parent-style-name="Standard">
      <style:paragraph-properties fo:break-before="auto" fo:text-indent="0cm" fo:line-height="115%" fo:margin-left="0cm" style:writing-mode="lr-tb"/>
    </style:style>
    <style:style style:name="P56" style:family="paragraph" style:parent-style-name="Standard">
      <style:paragraph-properties fo:break-before="auto" fo:line-height="115%" style:writing-mode="lr-tb"/>
    </style:style>
  </office:automatic-styles>
  <office:body>
    <office:text>
      <text:list text:style-name="LS1" xml:id="list0">
        <text:list-item>
          <text:p text:style-name="P1"><text:span text:style-name="T1_1">If</text:span><text:span text:style-name="T1_2"><text:s/></text:span><text:span text:style-name="T1_3">data</text:span><text:span text:style-name="T1_4"><text:s/></text:span><text:span text:style-name="T1_5">if</text:span><text:span text:style-name="T1_6"><text:s/></text:span><text:span text:style-name="T1_7">flowing</text:span><text:span text:style-name="T1_8"><text:s/></text:span><text:span text:style-name="T1_9">into</text:span><text:span text:style-name="T1_10"><text:s/></text:span><text:span text:style-name="T1_11">your</text:span><text:span text:style-name="T1_12"><text:s/></text:span><text:span text:style-name="T1_13">program</text:span><text:span text:style-name="T1_14"><text:s/></text:span><text:span text:style-name="T1_15">it</text:span><text:span text:style-name="T1_16"><text:s/></text:span><text:span text:style-name="T1_17">is</text:span><text:span text:style-name="T1_18"><text:s/></text:span><text:span text:style-name="T1_19">called</text:span><text:span text:style-name="T1_20">?</text:span></text:p>
        </text:list-item>
        <text:list-item>
          <text:p text:style-name="P2"><text:span text:style-name="T2_1">If</text:span><text:span text:style-name="T2_2"><text:s/></text:span><text:span text:style-name="T2_3">data</text:span><text:span text:style-name="T2_4"><text:s/></text:span><text:span text:style-name="T2_5">is</text:span><text:span text:style-name="T2_6"><text:s/></text:span><text:span text:style-name="T2_7">flowing</text:span><text:span text:style-name="T2_8"><text:s/></text:span><text:span text:style-name="T2_9">out</text:span><text:span text:style-name="T2_10"><text:s/></text:span><text:span text:style-name="T2_11">of</text:span><text:span text:style-name="T2_12"><text:s/></text:span><text:span text:style-name="T2_13">your</text:span><text:span text:style-name="T2_14"><text:s/></text:span><text:span text:style-name="T2_15">program</text:span><text:span text:style-name="T2_16"><text:s/></text:span><text:span text:style-name="T2_17">it</text:span><text:span text:style-name="T2_18"><text:s/></text:span><text:span text:style-name="T2_19">is</text:span><text:span text:style-name="T2_20"><text:s/></text:span><text:span text:style-name="T2_21">called</text:span><text:span text:style-name="T2_22">?</text:span></text:p>
        </text:list-item>
        <text:list-item>
          <text:p text:style-name="P3"><text:span text:style-name="T3_1">What</text:span><text:span text:style-name="T3_2"><text:s/></text:span><text:span text:style-name="T3_3">header</text:span><text:span text:style-name="T3_4"><text:s/></text:span><text:span text:style-name="T3_5">file</text:span><text:span text:style-name="T3_6"><text:s/></text:span><text:span text:style-name="T3_7">must</text:span><text:span text:style-name="T3_8"><text:s/></text:span><text:span text:style-name="T3_9">you</text:span><text:span text:style-name="T3_10"><text:s/></text:span><text:span text:style-name="T3_11">include</text:span><text:span text:style-name="T3_12"><text:s/></text:span><text:span text:style-name="T3_13">in</text:span><text:span text:style-name="T3_14"><text:s/></text:span><text:span text:style-name="T3_15">order</text:span><text:span text:style-name="T3_16"><text:s/></text:span><text:span text:style-name="T3_17">to</text:span><text:span text:style-name="T3_18"><text:s/></text:span><text:span text:style-name="T3_19">use</text:span><text:span text:style-name="T3_20"><text:s/></text:span><text:span text:style-name="T3_21">ifstream</text:span><text:span text:style-name="T3_22"><text:s/></text:span><text:span text:style-name="T3_23">and</text:span><text:span text:style-name="T3_24"><text:s/></text:span><text:span text:style-name="T3_25">ofstream</text:span><text:span text:style-name="T3_26">?</text:span></text:p>
        </text:list-item>
        <text:list-item>
          <text:p text:style-name="P4"><text:span text:style-name="T4_1">What</text:span><text:span text:style-name="T4_2"><text:s/></text:span><text:span text:style-name="T4_3">is</text:span><text:span text:style-name="T4_4"><text:s/></text:span><text:span text:style-name="T4_5">ifstream</text:span><text:span text:style-name="T4_6"><text:s/></text:span><text:span text:style-name="T4_7">and</text:span><text:span text:style-name="T4_8"><text:s/></text:span><text:span text:style-name="T4_9">ofstream</text:span><text:span text:style-name="T4_10"><text:s/></text:span><text:span text:style-name="T4_11">used</text:span><text:span text:style-name="T4_12"><text:s/></text:span><text:span text:style-name="T4_13">for</text:span><text:span text:style-name="T4_14">?</text:span></text:p>
        </text:list-item>
        <text:list-item>
          <text:p text:style-name="P5"><text:span text:style-name="T5_1">How</text:span><text:span text:style-name="T5_2"><text:s/></text:span><text:span text:style-name="T5_3">do</text:span><text:span text:style-name="T5_4"><text:s/></text:span><text:span text:style-name="T5_5">you</text:span><text:span text:style-name="T5_6"><text:s/></text:span><text:span text:style-name="T5_7">declare</text:span><text:span text:style-name="T5_8"><text:s/></text:span><text:span text:style-name="T5_9">an</text:span><text:span text:style-name="T5_10"><text:s/></text:span><text:span text:style-name="T5_11">ifstream</text:span><text:span text:style-name="T5_12"><text:s/></text:span><text:span text:style-name="T5_13">object</text:span><text:span text:style-name="T5_14"><text:s/></text:span><text:span text:style-name="T5_15">named</text:span><text:span text:style-name="T5_16"><text:s/></text:span><text:span text:style-name="T5_17">input</text:span><text:span text:style-name="T5_18"><text:s/></text:span><text:span text:style-name="T5_19">and</text:span><text:span text:style-name="T5_20"><text:s/></text:span><text:span text:style-name="T5_21">ofstream</text:span><text:span text:style-name="T5_22"><text:s/></text:span><text:span text:style-name="T5_23">object</text:span><text:span text:style-name="T5_24"><text:s/></text:span><text:span text:style-name="T5_25">named</text:span><text:span text:style-name="T5_26"><text:s/></text:span><text:span text:style-name="T5_27">output</text:span><text:span text:style-name="T5_28">?</text:span></text:p>
        </text:list-item>
        <text:list-item>
          <text:p text:style-name="P6"><text:span text:style-name="T6_1">How</text:span><text:span text:style-name="T6_2"><text:s/></text:span><text:span text:style-name="T6_3">would</text:span><text:span text:style-name="T6_4"><text:s/></text:span><text:span text:style-name="T6_5">you</text:span><text:span text:style-name="T6_6"><text:s/></text:span><text:span text:style-name="T6_7">open</text:span><text:span text:style-name="T6_8"><text:s/></text:span><text:span text:style-name="T6_9">a</text:span><text:span text:style-name="T6_10"><text:s/></text:span><text:span text:style-name="T6_11">file</text:span><text:span text:style-name="T6_12"><text:s/></text:span><text:span text:style-name="T6_13">named</text:span><text:span text:style-name="T6_14"><text:s/></text:span><text:span text:style-name="T6_15">TextFile</text:span><text:span text:style-name="T6_16">.</text:span><text:span text:style-name="T6_17">txt</text:span><text:span text:style-name="T6_18"><text:s/></text:span><text:span text:style-name="T6_19">with</text:span><text:span text:style-name="T6_20"><text:s/></text:span><text:span text:style-name="T6_21">an</text:span><text:span text:style-name="T6_22"><text:s/></text:span><text:span text:style-name="T6_23">object</text:span><text:span text:style-name="T6_24"><text:s/></text:span><text:span text:style-name="T6_25">of</text:span><text:span text:style-name="T6_26"><text:s/></text:span><text:span text:style-name="T6_27">ifstream</text:span><text:span text:style-name="T6_28"><text:s/></text:span><text:span text:style-name="T6_29">called</text:span><text:span text:style-name="T6_30"><text:s/></text:span><text:span text:style-name="T6_31">input</text:span><text:span text:style-name="T6_32">?</text:span></text:p>
        </text:list-item>
        <text:list-item>
          <text:p text:style-name="P7"><text:span text:style-name="T7_1">How</text:span><text:span text:style-name="T7_2"><text:s/></text:span><text:span text:style-name="T7_3">would</text:span><text:span text:style-name="T7_4"><text:s/></text:span><text:span text:style-name="T7_5">you</text:span><text:span text:style-name="T7_6"><text:s/></text:span><text:span text:style-name="T7_7">close</text:span><text:span text:style-name="T7_8"><text:s/></text:span><text:span text:style-name="T7_9">a</text:span><text:span text:style-name="T7_10"><text:s/></text:span><text:span text:style-name="T7_11">file</text:span><text:span text:style-name="T7_12"><text:s/></text:span><text:span text:style-name="T7_13">named</text:span><text:span text:style-name="T7_14"><text:s/></text:span><text:span text:style-name="T7_15">TextFile</text:span><text:span text:style-name="T7_16">.</text:span><text:span text:style-name="T7_17">txt</text:span><text:span text:style-name="T7_18"><text:s/></text:span><text:span text:style-name="T7_19">with</text:span><text:span text:style-name="T7_20"><text:s/></text:span><text:span text:style-name="T7_21">an</text:span><text:span text:style-name="T7_22"><text:s/></text:span><text:span text:style-name="T7_23">object</text:span><text:span text:style-name="T7_24"><text:s/></text:span><text:span text:style-name="T7_25">of</text:span><text:span text:style-name="T7_26"><text:s/></text:span><text:span text:style-name="T7_27">ofstream</text:span><text:span text:style-name="T7_28"><text:s/></text:span><text:span text:style-name="T7_29">called</text:span><text:span text:style-name="T7_30"><text:s/></text:span><text:span text:style-name="T7_31">output</text:span><text:span text:style-name="T7_32">?</text:span></text:p>
        </text:list-item>
        <text:list-item>
          <text:p text:style-name="P8"><text:span text:style-name="T8_1">What</text:span><text:span text:style-name="T8_2"><text:s/></text:span><text:span text:style-name="T8_3">is</text:span><text:span text:style-name="T8_4"><text:s/></text:span><text:span text:style-name="T8_5">the</text:span><text:span text:style-name="T8_6"><text:s/></text:span><text:span text:style-name="T8_7">eof</text:span><text:span text:style-name="T8_8"><text:s/></text:span><text:span text:style-name="T8_9">function</text:span><text:span text:style-name="T8_10"><text:s/></text:span><text:span text:style-name="T8_11">and</text:span><text:span text:style-name="T8_12"><text:s/></text:span><text:span text:style-name="T8_13">what</text:span><text:span text:style-name="T8_14"><text:s/></text:span><text:span text:style-name="T8_15">does</text:span><text:span text:style-name="T8_16"><text:s/></text:span><text:span text:style-name="T8_17">it</text:span><text:span text:style-name="T8_18"><text:s/></text:span><text:span text:style-name="T8_19">do</text:span><text:span text:style-name="T8_20">?</text:span></text:p>
        </text:list-item>
        <text:list-item>
          <text:p text:style-name="P9"><text:span text:style-name="T9_1">What</text:span><text:span text:style-name="T9_2"><text:s/></text:span><text:span text:style-name="T9_3">is</text:span><text:span text:style-name="T9_4"><text:s/></text:span><text:span text:style-name="T9_5">the</text:span><text:span text:style-name="T9_6"><text:s/></text:span><text:span text:style-name="T9_7">benefit</text:span><text:span text:style-name="T9_8"><text:s/></text:span><text:span text:style-name="T9_9">of</text:span><text:span text:style-name="T9_10"><text:s/></text:span><text:span text:style-name="T9_11">File</text:span><text:span text:style-name="T9_12"><text:s/></text:span><text:span text:style-name="T9_13">I</text:span><text:span text:style-name="T9_14">/</text:span><text:span text:style-name="T9_15">O</text:span><text:span text:style-name="T9_16">?</text:span></text:p>
        </text:list-item>
        <text:list-item>
          <text:p text:style-name="P10"><text:span text:style-name="T10_1">What</text:span><text:span text:style-name="T10_2"><text:s/></text:span><text:span text:style-name="T10_3">is</text:span><text:span text:style-name="T10_4"><text:s/></text:span><text:span text:style-name="T10_5">the</text:span><text:span text:style-name="T10_6"><text:s/></text:span><text:span text:style-name="T10_7">difference</text:span><text:span text:style-name="T10_8"><text:s/></text:span><text:span text:style-name="T10_9">between</text:span><text:span text:style-name="T10_10"><text:s/></text:span></text:p>
        </text:list-item>
      </text:list>
      <text:p text:style-name="P11"><text:span text:style-name="T11_1">cin</text:span><text:span text:style-name="T11_2"><text:s/>&gt;&gt;<text:s/></text:span><text:span text:style-name="T11_3">c</text:span><text:span text:style-name="T11_4">;</text:span></text:p>
      <text:p text:style-name="P12"><text:span text:style-name="T12_1"><text:s text:c="5"/></text:span><text:span text:style-name="T12_2">and</text:span><text:span text:style-name="T12_3"><text:s/></text:span></text:p>
      <text:p text:style-name="P13"><text:span text:style-name="T13_1">cin</text:span><text:span text:style-name="T13_2">.</text:span><text:span text:style-name="T13_3">get</text:span><text:span text:style-name="T13_4">(</text:span><text:span text:style-name="T13_5">c</text:span><text:span text:style-name="T13_6">);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4_1">1.</text:span><text:span text:style-name="T44_2">input</text:span><text:span text:style-name="T44_3"><text:s/></text:span><text:span text:style-name="T44_4">stream</text:span></text:p>
      <text:p text:style-name="P45"><text:span text:style-name="T45_1">2.</text:span><text:span text:style-name="T45_2">output</text:span><text:span text:style-name="T45_3"><text:s/></text:span><text:span text:style-name="T45_4">stream</text:span></text:p>
      <text:p text:style-name="P46"><text:span text:style-name="T46_1">3.</text:span><text:span text:style-name="T46_2">The</text:span><text:span text:style-name="T46_3"><text:s/></text:span><text:span text:style-name="T46_4">header</text:span><text:span text:style-name="T46_5"><text:s/></text:span><text:span text:style-name="T46_6">file</text:span><text:span text:style-name="T46_7"><text:s/></text:span><text:span text:style-name="T46_8">needed</text:span><text:span text:style-name="T46_9"><text:s/></text:span><text:span text:style-name="T46_10">is</text:span><text:span text:style-name="T46_11"><text:s/>#</text:span><text:span text:style-name="T46_12">include</text:span><text:span text:style-name="T46_13"><text:s/>&lt;</text:span><text:span text:style-name="T46_14">fstream</text:span><text:span text:style-name="T46_15">&gt;.</text:span></text:p>
      <text:p text:style-name="P47"><text:span text:style-name="T47_1">4.</text:span><text:span text:style-name="T47_2">Ifstream</text:span><text:span text:style-name="T47_3"><text:s/></text:span><text:span text:style-name="T47_4">is</text:span><text:span text:style-name="T47_5"><text:s/></text:span><text:span text:style-name="T47_6">used</text:span><text:span text:style-name="T47_7"><text:s/></text:span><text:span text:style-name="T47_8">to</text:span><text:span text:style-name="T47_9"><text:s/></text:span><text:span text:style-name="T47_10">read</text:span><text:span text:style-name="T47_11"><text:s/></text:span><text:span text:style-name="T47_12">data</text:span><text:span text:style-name="T47_13"><text:s/></text:span><text:span text:style-name="T47_14">and</text:span><text:span text:style-name="T47_15"><text:s/></text:span><text:span text:style-name="T47_16">input</text:span><text:span text:style-name="T47_17"><text:s/></text:span><text:span text:style-name="T47_18">data</text:span><text:span text:style-name="T47_19"><text:s/></text:span><text:span text:style-name="T47_20">from</text:span><text:span text:style-name="T47_21"><text:s/></text:span><text:span text:style-name="T47_22">a</text:span><text:span text:style-name="T47_23"><text:s/></text:span><text:span text:style-name="T47_24">file</text:span><text:span text:style-name="T47_25">.<text:s/></text:span><text:span text:style-name="T47_26">Ofstream</text:span><text:span text:style-name="T47_27"><text:s/></text:span><text:span text:style-name="T47_28">is</text:span><text:span text:style-name="T47_29"><text:s/></text:span><text:span text:style-name="T47_30">used</text:span><text:span text:style-name="T47_31"><text:s/></text:span><text:span text:style-name="T47_32">to</text:span><text:span text:style-name="T47_33"><text:s/></text:span><text:span text:style-name="T47_34">output</text:span><text:span text:style-name="T47_35"><text:s/></text:span><text:span text:style-name="T47_36">or</text:span><text:span text:style-name="T47_37"><text:s/></text:span><text:span text:style-name="T47_38">write</text:span><text:span text:style-name="T47_39"><text:s text:c="5"/></text:span><text:span text:style-name="T47_40">data</text:span><text:span text:style-name="T47_41"><text:s/></text:span><text:span text:style-name="T47_42">to</text:span><text:span text:style-name="T47_43"><text:s/></text:span><text:span text:style-name="T47_44">a</text:span><text:span text:style-name="T47_45"><text:s/></text:span><text:span text:style-name="T47_46">file</text:span></text:p>
      <text:p text:style-name="P48"><text:span text:style-name="T48_1">5.<text:s/></text:span><text:span text:style-name="T48_2">ifstream</text:span><text:span text:style-name="T48_3"><text:s/></text:span><text:span text:style-name="T48_4">input</text:span><text:span text:style-name="T48_5">;</text:span></text:p>
      <text:p text:style-name="P49"><text:span text:style-name="T49_1"><text:s text:c="3"/></text:span><text:span text:style-name="T49_2">ofstream</text:span><text:span text:style-name="T49_3"><text:s/></text:span><text:span text:style-name="T49_4">output</text:span><text:span text:style-name="T49_5">;</text:span></text:p>
      <text:p text:style-name="P50"><text:span text:style-name="T50_1">6.<text:s/></text:span><text:span text:style-name="T50_2">input</text:span><text:span text:style-name="T50_3">.</text:span><text:span text:style-name="T50_4">open</text:span><text:span text:style-name="T50_5">(“</text:span><text:span text:style-name="T50_6">TextFile</text:span><text:span text:style-name="T50_7">.</text:span><text:span text:style-name="T50_8">txt</text:span><text:span text:style-name="T50_9">”);</text:span></text:p>
      <text:p text:style-name="P51"><text:span text:style-name="T51_1">7.<text:s/></text:span><text:span text:style-name="T51_2">output</text:span><text:span text:style-name="T51_3">.</text:span><text:span text:style-name="T51_4">close</text:span><text:span text:style-name="T51_5">();</text:span></text:p>
      <text:p text:style-name="P52"><text:span text:style-name="T52_1">8.<text:s/></text:span><text:span text:style-name="T52_2">The</text:span><text:span text:style-name="T52_3"><text:s/></text:span><text:span text:style-name="T52_4">eof</text:span><text:span text:style-name="T52_5"><text:s/></text:span><text:span text:style-name="T52_6">function</text:span><text:span text:style-name="T52_7"><text:s/></text:span><text:span text:style-name="T52_8">is</text:span><text:span text:style-name="T52_9"><text:s/></text:span><text:span text:style-name="T52_10">member</text:span><text:span text:style-name="T52_11"><text:s/></text:span><text:span text:style-name="T52_12">function</text:span><text:span text:style-name="T52_13">.<text:s/></text:span><text:span text:style-name="T52_14">It</text:span><text:span text:style-name="T52_15"><text:s/></text:span><text:span text:style-name="T52_16">test</text:span><text:span text:style-name="T52_17"><text:s/></text:span><text:span text:style-name="T52_18">to</text:span><text:span text:style-name="T52_19"><text:s/></text:span><text:span text:style-name="T52_20">see</text:span><text:span text:style-name="T52_21"><text:s/></text:span><text:span text:style-name="T52_22">if</text:span><text:span text:style-name="T52_23"><text:s/></text:span><text:span text:style-name="T52_24">the</text:span><text:span text:style-name="T52_25"><text:s/></text:span><text:span text:style-name="T52_26">program</text:span><text:span text:style-name="T52_27"><text:s/></text:span><text:span text:style-name="T52_28">has</text:span><text:span text:style-name="T52_29"><text:s/></text:span><text:span text:style-name="T52_30">reached</text:span><text:span text:style-name="T52_31"><text:s/></text:span><text:span text:style-name="T52_32">the</text:span><text:span text:style-name="T52_33"><text:s/></text:span><text:span text:style-name="T52_34">end</text:span><text:span text:style-name="T52_35"><text:s/></text:span><text:span text:style-name="T52_36">of</text:span><text:span text:style-name="T52_37"><text:s/></text:span><text:span text:style-name="T52_38">the</text:span><text:span text:style-name="T52_39"><text:s/></text:span><text:span text:style-name="T52_40">file</text:span><text:span text:style-name="T52_41">.</text:span></text:p>
      <text:p text:style-name="P53"><text:span text:style-name="T53_1">9.<text:s/></text:span><text:span text:style-name="T53_2">File</text:span><text:span text:style-name="T53_3"><text:s/></text:span><text:span text:style-name="T53_4">I</text:span><text:span text:style-name="T53_5">/</text:span><text:span text:style-name="T53_6">O</text:span><text:span text:style-name="T53_7"><text:s/></text:span><text:span text:style-name="T53_8">is</text:span><text:span text:style-name="T53_9"><text:s/></text:span><text:span text:style-name="T53_10">useful</text:span><text:span text:style-name="T53_11"><text:s/></text:span><text:span text:style-name="T53_12">because</text:span><text:span text:style-name="T53_13"><text:s/></text:span><text:span text:style-name="T53_14">files</text:span><text:span text:style-name="T53_15"><text:s/></text:span><text:span text:style-name="T53_16">allow</text:span><text:span text:style-name="T53_17"><text:s/></text:span><text:span text:style-name="T53_18">a</text:span><text:span text:style-name="T53_19"><text:s/></text:span><text:span text:style-name="T53_20">way</text:span><text:span text:style-name="T53_21"><text:s/></text:span><text:span text:style-name="T53_22">to</text:span><text:span text:style-name="T53_23"><text:s/></text:span><text:span text:style-name="T53_24">store</text:span><text:span text:style-name="T53_25"><text:s/></text:span><text:span text:style-name="T53_26">data</text:span><text:span text:style-name="T53_27"><text:s/></text:span><text:span text:style-name="T53_28">permanently</text:span><text:span text:style-name="T53_29">.<text:s/></text:span><text:span text:style-name="T53_30">With</text:span><text:span text:style-name="T53_31"><text:s/></text:span><text:span text:style-name="T53_32">keyboard</text:span><text:span text:style-name="T53_33"><text:s/></text:span><text:span text:style-name="T53_34">input</text:span><text:span text:style-name="T53_35"><text:s/></text:span><text:span text:style-name="T53_36">and</text:span><text:span text:style-name="T53_37"><text:s/></text:span><text:span text:style-name="T53_38">screen</text:span><text:span text:style-name="T53_39"><text:s/></text:span><text:span text:style-name="T53_40">output</text:span><text:span text:style-name="T53_41"><text:s/></text:span><text:span text:style-name="T53_42">the</text:span><text:span text:style-name="T53_43"><text:s/></text:span><text:span text:style-name="T53_44">data</text:span><text:span text:style-name="T53_45"><text:s/></text:span><text:span text:style-name="T53_46">is</text:span><text:span text:style-name="T53_47"><text:s/></text:span><text:span text:style-name="T53_48">temporary</text:span><text:span text:style-name="T53_49"><text:s/></text:span><text:span text:style-name="T53_50">and</text:span><text:span text:style-name="T53_51"><text:s/></text:span><text:span text:style-name="T53_52">goes</text:span><text:span text:style-name="T53_53"><text:s/></text:span><text:span text:style-name="T53_54">away</text:span><text:span text:style-name="T53_55"><text:s/></text:span><text:span text:style-name="T53_56">once</text:span><text:span text:style-name="T53_57"><text:s/></text:span><text:span text:style-name="T53_58">the</text:span><text:span text:style-name="T53_59"><text:s/></text:span><text:span text:style-name="T53_60">program</text:span><text:span text:style-name="T53_61"><text:s/></text:span><text:span text:style-name="T53_62">is</text:span><text:span text:style-name="T53_63"><text:s/></text:span><text:span text:style-name="T53_64">finished</text:span><text:span text:style-name="T53_65">.<text:s/></text:span><text:span text:style-name="T53_66">When</text:span><text:span text:style-name="T53_67"><text:s/></text:span><text:span text:style-name="T53_68">it</text:span><text:span text:style-name="T53_69"><text:s/></text:span><text:span text:style-name="T53_70">comes</text:span><text:span text:style-name="T53_71"><text:s/></text:span><text:span text:style-name="T53_72">to</text:span><text:span text:style-name="T53_73"><text:s/></text:span><text:span text:style-name="T53_74">files</text:span><text:span text:style-name="T53_75">,<text:s/></text:span><text:span text:style-name="T53_76">the</text:span><text:span text:style-name="T53_77"><text:s/></text:span><text:span text:style-name="T53_78">data</text:span><text:span text:style-name="T53_79"><text:s/></text:span><text:span text:style-name="T53_80">stored</text:span><text:span text:style-name="T53_81"><text:s/></text:span><text:span text:style-name="T53_82">in</text:span><text:span text:style-name="T53_83"><text:s/></text:span><text:span text:style-name="T53_84">them</text:span><text:span text:style-name="T53_85"><text:s/></text:span><text:span text:style-name="T53_86">remains</text:span><text:span text:style-name="T53_87"><text:s/></text:span><text:span text:style-name="T53_88">the</text:span><text:span text:style-name="T53_89"><text:s/></text:span><text:span text:style-name="T53_90">same</text:span><text:span text:style-name="T53_91"><text:s/></text:span><text:span text:style-name="T53_92">until</text:span><text:span text:style-name="T53_93"><text:s/></text:span><text:span text:style-name="T53_94">a</text:span><text:span text:style-name="T53_95"><text:s/></text:span><text:span text:style-name="T53_96">person</text:span><text:span text:style-name="T53_97"><text:s/></text:span><text:span text:style-name="T53_98">or</text:span><text:span text:style-name="T53_99"><text:s/></text:span><text:span text:style-name="T53_100">program</text:span><text:span text:style-name="T53_101"><text:s/></text:span><text:span text:style-name="T53_102">changes</text:span><text:span text:style-name="T53_103"><text:s/></text:span><text:span text:style-name="T53_104">its</text:span><text:span text:style-name="T53_105"><text:s/></text:span><text:span text:style-name="T53_106">contents</text:span><text:span text:style-name="T53_107">.<text:s/></text:span><text:span text:style-name="T53_108">In</text:span><text:span text:style-name="T53_109"><text:s/></text:span><text:span text:style-name="T53_110">addition</text:span><text:span text:style-name="T53_111"><text:s/></text:span><text:span text:style-name="T53_112">to</text:span><text:span text:style-name="T53_113"><text:s/></text:span><text:span text:style-name="T53_114">this</text:span><text:span text:style-name="T53_115">,<text:s/></text:span><text:span text:style-name="T53_116">an</text:span><text:span text:style-name="T53_117"><text:s/></text:span><text:span text:style-name="T53_118">input</text:span><text:span text:style-name="T53_119"><text:s/></text:span><text:span text:style-name="T53_120">file</text:span><text:span text:style-name="T53_121"><text:s/></text:span><text:span text:style-name="T53_122">can</text:span><text:span text:style-name="T53_123"><text:s/></text:span><text:span text:style-name="T53_124">be</text:span><text:span text:style-name="T53_125"><text:s/></text:span><text:span text:style-name="T53_126">used</text:span><text:span text:style-name="T53_127"><text:s/></text:span><text:span text:style-name="T53_128">repeatedly</text:span><text:span text:style-name="T53_129"><text:s/></text:span><text:span text:style-name="T53_130">by</text:span><text:span text:style-name="T53_131"><text:s/></text:span><text:span text:style-name="T53_132">many</text:span><text:span text:style-name="T53_133"><text:s/></text:span><text:span text:style-name="T53_134">programs</text:span><text:span text:style-name="T53_135"><text:s/></text:span><text:span text:style-name="T53_136">without</text:span><text:span text:style-name="T53_137"><text:s/></text:span><text:span text:style-name="T53_138">having</text:span><text:span text:style-name="T53_139"><text:s/></text:span><text:span text:style-name="T53_140">to</text:span><text:span text:style-name="T53_141"><text:s/></text:span><text:span text:style-name="T53_142">type</text:span><text:span text:style-name="T53_143"><text:s/></text:span><text:span text:style-name="T53_144">the</text:span><text:span text:style-name="T53_145"><text:s/></text:span><text:span text:style-name="T53_146">data</text:span><text:span text:style-name="T53_147"><text:s/></text:span><text:span text:style-name="T53_148">over</text:span><text:span text:style-name="T53_149"><text:s/></text:span><text:span text:style-name="T53_150">and</text:span><text:span text:style-name="T53_151"><text:s/></text:span><text:span text:style-name="T53_152">over</text:span><text:span text:style-name="T53_153"><text:s/></text:span><text:span text:style-name="T53_154">again</text:span><text:span text:style-name="T53_155">.</text:span></text:p>
      <text:p text:style-name="P54"><text:span text:style-name="T54_1">10.<text:s/></text:span><text:span text:style-name="T54_2">The</text:span><text:span text:style-name="T54_3"><text:s/></text:span><text:span text:style-name="T54_4">cin</text:span><text:span text:style-name="T54_5"><text:s/></text:span><text:span text:style-name="T54_6">statement</text:span><text:span text:style-name="T54_7"><text:s/></text:span><text:span text:style-name="T54_8">reads</text:span><text:span text:style-name="T54_9"><text:s/></text:span><text:span text:style-name="T54_10">the</text:span><text:span text:style-name="T54_11"><text:s/></text:span><text:span text:style-name="T54_12">next</text:span><text:span text:style-name="T54_13"><text:s/></text:span><text:span text:style-name="T54_14">non</text:span><text:span text:style-name="T54_15"><text:s/></text:span><text:span text:style-name="T54_16">blank</text:span><text:span text:style-name="T54_17"><text:s/></text:span><text:span text:style-name="T54_18">character</text:span><text:span text:style-name="T54_19"><text:s/></text:span><text:span text:style-name="T54_20">whereas</text:span><text:span text:style-name="T54_21"><text:s/></text:span><text:span text:style-name="T54_22">the</text:span><text:span text:style-name="T54_23"><text:s/></text:span><text:span text:style-name="T54_24">cin</text:span><text:span text:style-name="T54_25">.</text:span><text:span text:style-name="T54_26">get</text:span><text:span text:style-name="T54_27"><text:s/></text:span><text:span text:style-name="T54_28">statement</text:span><text:span text:style-name="T54_29"><text:s/></text:span><text:span text:style-name="T54_30">reads</text:span><text:span text:style-name="T54_31"><text:s/></text:span><text:span text:style-name="T54_32">the</text:span><text:span text:style-name="T54_33"><text:s/></text:span><text:span text:style-name="T54_34">next</text:span><text:span text:style-name="T54_35"><text:s/></text:span><text:span text:style-name="T54_36">character</text:span><text:span text:style-name="T54_37"><text:s/></text:span><text:span text:style-name="T54_38">whether</text:span><text:span text:style-name="T54_39"><text:s/></text:span><text:span text:style-name="T54_40">it</text:span><text:span text:style-name="T54_41"><text:s/></text:span><text:span text:style-name="T54_42">is</text:span><text:span text:style-name="T54_43"><text:s/></text:span><text:span text:style-name="T54_44">blank</text:span><text:span text:style-name="T54_45"><text:s/></text:span></text:p>
      <text:p text:style-name="P55"/>
      <text:p text:style-name="P5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